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226000001C2B6332C41.png"/>
  <manifest:file-entry manifest:media-type="image/png" manifest:full-path="Pictures/1000000000000226000001C23C31F6FF.png"/>
  <manifest:file-entry manifest:media-type="image/png" manifest:full-path="Pictures/1000000000000226000001C2DA2FBDFE.png"/>
  <manifest:file-entry manifest:media-type="image/png" manifest:full-path="Pictures/1000000000000226000001C27B73047F.png"/>
  <manifest:file-entry manifest:media-type="image/png" manifest:full-path="Pictures/1000000000000226000001C2F42FD617.png"/>
  <manifest:file-entry manifest:media-type="image/png" manifest:full-path="Pictures/1000000000000226000001C2D63B9991.png"/>
  <manifest:file-entry manifest:media-type="image/png" manifest:full-path="Pictures/1000000000000226000001C23E1384AD.png"/>
  <manifest:file-entry manifest:media-type="image/png" manifest:full-path="Pictures/1000000000000226000001C205AE89F7.png"/>
  <manifest:file-entry manifest:media-type="image/png" manifest:full-path="Pictures/1000000000000226000001C264A1A80D.png"/>
  <manifest:file-entry manifest:media-type="image/png" manifest:full-path="Pictures/1000000000000226000001C2CEA659F6.png"/>
  <manifest:file-entry manifest:media-type="image/png" manifest:full-path="Pictures/1000000000000226000001C2EDE164E8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bitmap" draw:fill-image-name="Bitmape_20_1" style:repeat="stretch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draw:fill="bitmap" draw:fill-image-name="Bitmape_20_2" style:repeat="stretch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53cm" svg:stroke-color="#2388db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53cm" svg:stroke-color="#980000" draw:stroke-linejoin="round" draw:fill="none" draw:textarea-vertical-align="middle" draw:auto-grow-height="true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draw:fill="none" draw:textarea-vertical-align="top" draw:auto-grow-height="true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draw:fill="bitmap" draw:fill-image-name="Bitmape_20_3" style:repeat="stretch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bitmap" draw:fill-image-name="Bitmape_20_4" style:repeat="stretch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53cm" svg:stroke-color="#2388db" draw:marker-end="msArrowEnd_20_9" draw:marker-end-width="0.35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53cm" svg:stroke-color="#2388db" draw:marker-end="msArrowEnd_20_9" draw:marker-end-width="0.3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draw:fill="bitmap" draw:fill-image-name="Bitmape_20_5" style:repeat="stretch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draw:fill="bitmap" draw:fill-image-name="Bitmape_20_6" style:repeat="stretch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draw:fill="bitmap" draw:fill-image-name="Bitmape_20_7" style:repeat="stretch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draw:fill="bitmap" draw:fill-image-name="Bitmape_20_8" style:repeat="stretch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draw:fill="bitmap" draw:fill-image-name="Bitmape_20_9" style:repeat="stretch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draw:fill="bitmap" draw:fill-image-name="Bitmape_20_10" style:repeat="stretch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draw:fill="bitmap" draw:fill-image-name="Bitmape_20_11" style:repeat="stretch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stroke="none" draw:fill="none" draw:textarea-vertical-align="bottom" draw:auto-grow-height="true" fo:min-height="3.181cm" fo:padding-top="0.254cm" fo:padding-bottom="0.254cm" fo:padding-left="0.254cm" fo:padding-right="0.254cm" fo:wrap-option="wrap"/>
    </style:style>
    <style:style style:name="pr2" style:family="presentation" style:parent-style-name="Default-subtitle">
      <style:graphic-properties draw:stroke="none" draw:fill="none" draw:fill-color="#ffffff" draw:textarea-vertical-align="top" draw:auto-grow-height="true" fo:min-height="12.573cm" fo:padding-top="0.254cm" fo:padding-bottom="0.254cm" fo:padding-left="0.254cm" fo:padding-right="0.254cm" fo:wrap-option="wrap"/>
    </style:style>
    <style:style style:name="pr3" style:family="presentation" style:parent-style-name="Default-notes">
      <style:graphic-properties draw:stroke="none" draw:fill="none" draw:fill-color="#ffffff" draw:textarea-vertical-align="top" draw:auto-grow-height="true" fo:min-height="11.43cm" fo:padding-top="0.254cm" fo:padding-bottom="0.254cm" fo:padding-left="0.254cm" fo:padding-right="0.254cm" fo:wrap-option="wrap"/>
    </style:style>
    <style:style style:name="pr4" style:family="presentation" style:parent-style-name="Default_20_1-outline1">
      <style:graphic-properties draw:stroke="none" draw:fill="none" draw:textarea-vertical-align="top" draw:auto-grow-height="true" fo:min-height="12.573cm" fo:padding-top="0.254cm" fo:padding-bottom="0.254cm" fo:padding-left="0.254cm" fo:padding-right="0.254cm" fo:wrap-option="wrap"/>
    </style:style>
    <style:style style:name="pr5" style:family="presentation" style:parent-style-name="Default_20_1-title">
      <style:graphic-properties draw:stroke="none" draw:fill="none" draw:textarea-vertical-align="bottom" draw:auto-grow-height="true" fo:min-height="3.181cm" fo:padding-top="0.254cm" fo:padding-bottom="0.254cm" fo:padding-left="0.254cm" fo:padding-right="0.254cm" fo:wrap-option="wrap"/>
    </style:style>
    <style:style style:name="pr6" style:family="presentation" style:parent-style-name="Default_20_1-notes">
      <style:graphic-properties draw:stroke="none" draw:fill="none" draw:fill-color="#ffffff" draw:textarea-vertical-align="top" draw:auto-grow-height="tru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1.27cm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.529cm"/>
    </style:style>
    <style:style style:name="P4" style:family="paragraph">
      <style:paragraph-properties fo:margin-left="0cm" fo:margin-right="0cm" fo:margin-top="0.212cm" fo:margin-bottom="0cm" fo:line-height="100%" fo:text-align="start" fo:text-indent="0cm"/>
    </style:style>
    <style:style style:name="P5" style:family="paragraph">
      <style:paragraph-properties fo:margin-left="0cm" fo:margin-right="0cm" fo:margin-top="0cm" fo:margin-bottom="0cm" fo:line-height="115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.635cm"/>
    </style:style>
    <style:style style:name="P7" style:family="paragraph">
      <style:paragraph-properties fo:margin-left="0cm" fo:margin-right="0cm" fo:margin-top="0.169cm" fo:margin-bottom="0cm" fo:line-height="100%" fo:text-align="start" fo:text-indent="0cm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style:paragraph-properties fo:margin-left="0cm" fo:margin-right="0cm" fo:margin-top="0.212cm" fo:margin-bottom="0cm" fo:line-height="100%" fo:text-align="justify" fo:text-indent="0cm"/>
    </style:style>
    <style:style style:name="P11" style:family="paragraph">
      <style:paragraph-properties fo:margin-left="0cm" fo:margin-right="0cm" fo:margin-top="0.169cm" fo:margin-bottom="0cm" fo:line-height="100%" fo:text-align="justify" fo:text-indent="0cm"/>
    </style:style>
    <style:style style:name="T1" style:family="text">
      <style:text-properties fo:color="#ffffff" style:text-line-through-style="none" fo:font-family="Arial" fo:font-size="72pt" fo:letter-spacing="normal" fo:font-style="normal" style:text-underline-style="none" fo:font-weight="bold" style:font-family-asian="Arial" style:font-size-asian="72pt" style:font-style-asian="normal" style:font-weight-asian="bold" style:font-family-complex="Arial" style:font-size-complex="72pt" style:font-style-complex="normal" style:font-weight-complex="bold"/>
    </style:style>
    <style:style style:name="T2" style:family="text">
      <style:text-properties fo:color="#2388db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3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4" style:family="text">
      <style:text-properties fo:color="#000000" style:text-line-through-style="none" fo:font-family="Arial" fo:font-size="30pt" fo:letter-spacing="normal" fo:font-style="italic" style:text-underline-style="none" fo:font-weight="normal" style:font-family-asian="Arial" style:font-size-asian="30pt" style:font-style-asian="italic" style:font-weight-asian="normal" style:font-family-complex="Arial" style:font-size-complex="30pt" style:font-style-complex="italic" style:font-weight-complex="normal"/>
    </style:style>
    <style:style style:name="T5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6" style:family="text">
      <style:text-properties fo:color="#185da2" style:text-line-through-style="none" fo:font-family="Arial" fo:font-size="24pt" fo:letter-spacing="normal" fo:font-style="normal" style:text-underline-style="solid" style:text-underline-width="auto" style:text-underline-color="font-color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7" style:family="text">
      <style:text-properties fo:color="#ffffff" style:text-line-through-style="none" fo:font-family="Arial" fo:font-size="36pt" fo:letter-spacing="normal" fo:font-style="normal" style:text-underline-style="none" fo:font-weight="bold" style:font-family-asian="Arial" style:font-size-asian="36pt" style:font-style-asian="normal" style:font-weight-asian="bold" style:font-family-complex="Arial" style:font-size-complex="36pt" style:font-style-complex="normal" style:font-weight-complex="bold"/>
    </style:style>
    <style:style style:name="T8" style:family="text">
      <style:text-properties fo:color="#cccccc" style:text-line-through-style="none" fo:font-family="Arial" fo:font-size="30pt" fo:letter-spacing="normal" fo:font-style="normal" style:text-underline-style="none" fo:font-weight="bold" style:font-family-asian="Arial" style:font-size-asian="30pt" style:font-style-asian="normal" style:font-weight-asian="bold" style:font-family-complex="Arial" style:font-size-complex="30pt" style:font-style-complex="normal" style:font-weight-complex="bold"/>
    </style:style>
    <style:style style:name="T9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10" style:family="text">
      <style:text-properties fo:color="#000000" style:text-line-through-style="none" fo:font-family="'Courier New'" fo:font-size="11pt" fo:letter-spacing="normal" fo:font-style="normal" style:text-underline-style="none" fo:font-weight="normal" style:font-family-asian="'Courier New'" style:font-size-asian="11pt" style:font-style-asian="normal" style:font-weight-asian="normal" style:font-family-complex="'Courier New'" style:font-size-complex="11pt" style:font-style-complex="normal" style:font-weight-complex="normal"/>
    </style:style>
    <style:style style:name="T11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2388d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001cm" text:min-label-width="0.952cm"/>
        <style:text-properties fo:color="#000000" fo:font-size="166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66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3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952cm"/>
        <style:text-properties fo:color="#000000" fo:font-size="36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107cm" text:min-label-width="1.163cm"/>
        <style:text-properties fo:font-family="Arial" style:font-family-generic="swiss" fo:color="#000000" fo:font-size="166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66%"/>
      </text:list-level-style-bullet>
      <text:list-level-style-bullet text:level="2" text:bullet-char="o">
        <style:list-level-properties text:space-before="1.483cm" text:min-label-width="1.057cm"/>
        <style:text-properties fo:font-family="'Courier New'" style:font-family-generic="modern" style:font-pitch="fixed" fo:color="#000000" fo:font-size="8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66%"/>
      </text:list-level-style-bullet>
      <text:list-level-style-bullet text:level="2" text:bullet-char="o">
        <style:list-level-properties text:space-before="1.483cm" text:min-label-width="1.057cm"/>
        <style:text-properties fo:font-family="'Courier New'" style:font-family-generic="modern" style:font-pitch="fixed" fo:color="#000000" fo:font-size="80%"/>
      </text:list-level-style-bullet>
      <text:list-level-style-bullet text:level="3" text:bullet-char="">
        <style:list-level-properties text:space-before="2.753cm" text:min-label-width="1.057cm"/>
        <style:text-properties fo:font-family="Wingdings" style:font-charset="x-symbol" fo:color="#000000" fo:font-size="133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66%"/>
      </text:list-level-style-bullet>
      <text:list-level-style-bullet text:level="2" text:bullet-char="o">
        <style:list-level-properties text:space-before="1.483cm" text:min-label-width="1.057cm"/>
        <style:text-properties fo:font-family="'Courier New'" style:font-family-generic="modern" style:font-pitch="fixed" fo:color="#000000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66%"/>
      </text:list-level-style-bullet>
      <text:list-level-style-bullet text:level="2" text:bullet-char="o">
        <style:list-level-properties text:space-before="1.483cm" text:min-label-width="1.057cm"/>
        <style:text-properties fo:font-family="'Courier New'" style:font-family-generic="modern" style:font-pitch="fixed" fo:color="#000000" fo:font-size="100%"/>
      </text:list-level-style-bullet>
      <text:list-level-style-bullet text:level="3" text:bullet-char="">
        <style:list-level-properties text:space-before="2.753cm" text:min-label-width="1.057cm"/>
        <style:text-properties fo:font-family="Wingdings" style:font-charset="x-symbol" fo:color="#000000" fo:font-size="133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78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/>
        <style:text-properties fo:color="#000000" fo:font-size="36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Shape 51" presentation:style-name="pr1" draw:text-style-name="P2" draw:layer="layout" svg:width="21.589cm" svg:height="9.653cm" svg:x="1.905cm" svg:y="3.371cm" presentation:class="title" presentation:user-transformed="true">
          <draw:text-box>
            <text:p text:style-name="P1"><text:span text:style-name="T1">Android bug stars and resolution time</text:span></text:p>
          </draw:text-box>
        </draw:frame>
        <draw:frame draw:name="Shape 52" presentation:style-name="pr2" draw:text-style-name="P2" draw:layer="layout" svg:width="21.589cm" svg:height="13.081cm" svg:x="1.905cm" svg:y="13.433cm" presentation:class="subtitle" presentation:user-transformed="true">
          <draw:text-box>
            <text:p text:style-name="P3"><text:span text:style-name="T2">MSR 2012 Challenge</text:span></text:p>
          </draw:text-box>
        </draw:frame>
        <presentation:notes draw:style-name="dp2">
          <draw:page-thumbnail draw:name="Shape 54" draw:style-name="gr1" draw:layer="layout" svg:width="12.7cm" svg:height="9.524cm" svg:x="3.176cm" svg:y="1.905cm" draw:page-number="1" presentation:class="page"/>
          <draw:frame draw:name="Shape 55" presentation:style-name="pr3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ndroid bug stars and resolution time&#10;Introduction" draw:style-name="dp1" draw:master-page-name="Default_20_1" presentation:presentation-page-layout-name="AL2T1">
        <draw:frame draw:name="Shape 57" presentation:style-name="pr4" draw:text-style-name="P2" draw:layer="layout" svg:width="22.859cm" svg:height="13.081cm" svg:x="1.27cm" svg:y="4.445cm" presentation:class="outline" presentation:user-transformed="true">
          <draw:text-box>
            <text:p text:style-name="P4"><text:span text:style-name="T3">Android BTS:</text:span></text:p>
            <text:p text:style-name="P4"><text:span text:style-name="T3"/></text:p>
            <text:p text:style-name="P4"><text:span text:style-name="T4">"If you find your issue and it's important to you, star it! That's how we know which bugs are most important to fix"</text:span></text:p>
            <text:p text:style-name="P4"><text:span text:style-name="T3"/></text:p>
            <text:p text:style-name="P4"><text:span text:style-name="T5">Source:</text:span></text:p>
            <text:p text:style-name="P5"><text:span text:style-name="T6"><text:a xlink:href="http://source.android.com/source/report-bugs.html">http://source.android.com/source/report-bugs.html</text:a></text:span></text:p>
          </draw:text-box>
        </draw:frame>
        <draw:frame draw:name="Shape 58" presentation:style-name="pr5" draw:text-style-name="P2" draw:layer="layout" svg:width="23.7cm" svg:height="4.826cm" svg:x="1.27cm" svg:y="-0.889cm" presentation:class="title" presentation:user-transformed="true">
          <draw:text-box>
            <text:p text:style-name="P6"><text:span text:style-name="T7">Android bug stars and resolution time</text:span><text:span text:style-name="T7"><text:line-break/></text:span><text:span text:style-name="T8">Introduction</text:span></text:p>
          </draw:text-box>
        </draw:frame>
        <presentation:notes draw:style-name="dp2">
          <draw:page-thumbnail draw:name="Shape 60" draw:style-name="gr1" draw:layer="layout" svg:width="12.7cm" svg:height="9.524cm" svg:x="3.176cm" svg:y="1.905cm" draw:page-number="2" presentation:class="page"/>
          <draw:frame draw:name="Shape 61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ndroid bug stars and resolution time&#10;Introduction" draw:style-name="dp1" draw:master-page-name="Default_20_1" presentation:presentation-page-layout-name="AL2T1">
        <draw:frame draw:name="Shape 63" presentation:style-name="pr4" draw:text-style-name="P2" draw:layer="layout" svg:width="22.859cm" svg:height="13.081cm" svg:x="1.27cm" svg:y="4.445cm" presentation:class="outline" presentation:user-transformed="true">
          <draw:text-box>
            <text:p><text:span text:style-name="T3"/></text:p>
            <text:p text:style-name="P4"><text:span text:style-name="T3">Android OS Project BTS:</text:span></text:p>
            <text:p text:style-name="P4"><text:span text:style-name="T3"/></text:p>
            <text:list text:style-name="L8">
              <text:list-item>
                <text:p text:style-name="P4"><text:span text:style-name="T3">Users may subscribe to bugs</text:span></text:p>
              </text:list-item>
            </text:list>
            <text:p text:style-name="P4"><text:span text:style-name="T3"/></text:p>
            <text:list text:continue-numbering="true" text:style-name="L8">
              <text:list-item>
                <text:p text:style-name="P4"><text:span text:style-name="T3">The system scores a star to a bug each time a user subscribes to that particular bug</text:span></text:p>
              </text:list-item>
            </text:list>
            <text:p text:style-name="P4"><text:span text:style-name="T3"/></text:p>
          </draw:text-box>
        </draw:frame>
        <draw:frame draw:name="Shape 64" presentation:style-name="pr5" draw:text-style-name="P2" draw:layer="layout" svg:width="23.7cm" svg:height="4.826cm" svg:x="1.27cm" svg:y="-0.889cm" presentation:class="title" presentation:user-transformed="true">
          <draw:text-box>
            <text:p text:style-name="P6"><text:span text:style-name="T7">Android bug stars and resolution time</text:span><text:span text:style-name="T7"><text:line-break/></text:span><text:span text:style-name="T8">Introduction</text:span></text:p>
          </draw:text-box>
        </draw:frame>
        <presentation:notes draw:style-name="dp2">
          <draw:page-thumbnail draw:name="Shape 66" draw:style-name="gr1" draw:layer="layout" svg:width="12.7cm" svg:height="9.524cm" svg:x="3.176cm" svg:y="1.905cm" draw:page-number="3" presentation:class="page"/>
          <draw:frame draw:name="Shape 67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ndroid bug stars and resolution time&#10;Introduction" draw:style-name="dp1" draw:master-page-name="Default_20_1" presentation:presentation-page-layout-name="AL2T1">
        <draw:frame draw:name="Shape 69" presentation:style-name="pr4" draw:text-style-name="P2" draw:layer="layout" svg:width="22.859cm" svg:height="13.081cm" svg:x="1.27cm" svg:y="4.445cm" presentation:class="outline" presentation:user-transformed="true">
          <draw:text-box>
            <text:p><text:span text:style-name="T3"/></text:p>
            <text:p text:style-name="P4"><text:span text:style-name="T3">Then:</text:span></text:p>
            <text:p text:style-name="P4"><text:span text:style-name="T3"/></text:p>
            <text:p text:style-name="P4"><text:span text:style-name="T3">1. Are the most starred bugs solved faster?</text:span></text:p>
            <text:p text:style-name="P4"><text:span text:style-name="T3"/></text:p>
            <text:p text:style-name="P4"><text:span text:style-name="T3">2. Do developers assign more priority to the bugs that have more stars?</text:span></text:p>
          </draw:text-box>
        </draw:frame>
        <draw:frame draw:name="Shape 70" presentation:style-name="pr5" draw:text-style-name="P2" draw:layer="layout" svg:width="23.7cm" svg:height="4.826cm" svg:x="1.27cm" svg:y="-0.889cm" presentation:class="title" presentation:user-transformed="true">
          <draw:text-box>
            <text:p text:style-name="P6"><text:span text:style-name="T7">Android bug stars and resolution time</text:span><text:span text:style-name="T7"><text:line-break/></text:span><text:span text:style-name="T8">Introduction</text:span></text:p>
          </draw:text-box>
        </draw:frame>
        <presentation:notes draw:style-name="dp2">
          <draw:page-thumbnail draw:name="Shape 72" draw:style-name="gr1" draw:layer="layout" svg:width="12.7cm" svg:height="9.524cm" svg:x="3.176cm" svg:y="1.905cm" draw:page-number="4" presentation:class="page"/>
          <draw:frame draw:name="Shape 73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ndroid bug stars and resolution time&#10;Methodology" draw:style-name="dp1" draw:master-page-name="Default_20_1" presentation:presentation-page-layout-name="AL2T1">
        <draw:frame draw:name="Shape 75" presentation:style-name="pr4" draw:text-style-name="P2" draw:layer="layout" svg:width="22.859cm" svg:height="13.081cm" svg:x="1.27cm" svg:y="4.657cm" presentation:class="outline" presentation:user-transformed="true">
          <draw:text-box>
            <text:p><text:span text:style-name="T5"/></text:p>
            <text:p text:style-name="P4"><text:span text:style-name="T5">Data gathering</text:span></text:p>
            <text:p text:style-name="P4"><text:span text:style-name="T3"/></text:p>
            <text:list text:style-name="L9">
              <text:list-item>
                <text:list>
                  <text:list-item>
                    <text:p text:style-name="P7"><text:span text:style-name="T5">Raw data from 9th MSR</text:span></text:p>
                  </text:list-item>
                  <text:list-item>
                    <text:p text:style-name="P7"><text:span text:style-name="T5">Java application to filter the XML with the BTS data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7"><text:span text:style-name="T9">Got only closed bugs</text:span></text:p>
                      </text:list-item>
                      <text:list-item>
                        <text:p text:style-name="P7"><text:span text:style-name="T9">Extracts stars, priority and resolution time</text:span></text:p>
                      </text:list-item>
                      <text:list-item>
                        <text:p text:style-name="P7"><text:span text:style-name="T9">Time resolution in seconds</text:span></text:p>
                      </text:list-item>
                      <text:list-item>
                        <text:p text:style-name="P7"><text:span text:style-name="T9">Output format: text file, 1 bug per row, info in column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hape 76" presentation:style-name="pr5" draw:text-style-name="P2" draw:layer="layout" svg:width="23.7cm" svg:height="4.826cm" svg:x="1.27cm" svg:y="-0.889cm" presentation:class="title" presentation:user-transformed="true">
          <draw:text-box>
            <text:p text:style-name="P6"><text:span text:style-name="T7">Android bug stars and resolution time</text:span><text:span text:style-name="T7"><text:line-break/></text:span><text:span text:style-name="T8">Methodology</text:span></text:p>
          </draw:text-box>
        </draw:frame>
        <presentation:notes draw:style-name="dp2">
          <draw:page-thumbnail draw:name="Shape 78" draw:style-name="gr1" draw:layer="layout" svg:width="12.7cm" svg:height="9.524cm" svg:x="3.176cm" svg:y="1.905cm" draw:page-number="5" presentation:class="page"/>
          <draw:frame draw:name="Shape 79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ndroid bug stars and resolution time&#10;Methodology" draw:style-name="dp1" draw:master-page-name="Default_20_1" presentation:presentation-page-layout-name="AL2T1">
        <draw:frame draw:name="Shape 81" presentation:style-name="pr4" draw:text-style-name="P2" draw:layer="layout" svg:width="22.859cm" svg:height="13.081cm" svg:x="1.27cm" svg:y="4.445cm" presentation:class="outline" presentation:user-transformed="true">
          <draw:text-box>
            <text:p><text:span text:style-name="T9"/></text:p>
            <text:p text:style-name="P4"><text:span text:style-name="T5">Statistical analysis</text:span></text:p>
            <text:p text:style-name="P4"><text:span text:style-name="T3"/></text:p>
            <text:list text:style-name="L11">
              <text:list-item>
                <text:list>
                  <text:list-item>
                    <text:p text:style-name="P7"><text:span text:style-name="T5">GNU R</text:span></text:p>
                  </text:list-item>
                  <text:list-item>
                    <text:p text:style-name="P7"><text:span text:style-name="T5">Validate two hypotheses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7"><text:span text:style-name="T9">(1) Time to solve a bug depends on its number of subscribers</text:span></text:p>
                      </text:list-item>
                    </text:list>
                  </text:list-item>
                </text:list>
              </text:list-item>
            </text:list>
            <text:p text:style-name="P4"><text:span text:style-name="T3"/></text:p>
            <text:list text:continue-numbering="true" text:style-name="L12">
              <text:list-item>
                <text:list>
                  <text:list-item>
                    <text:list>
                      <text:list-item>
                        <text:p text:style-name="P7"><text:span text:style-name="T9">(2) Priority assigned by the developers to a bug depends on its number of subscribers</text:span></text:p>
                      </text:list-item>
                    </text:list>
                  </text:list-item>
                </text:list>
              </text:list-item>
            </text:list>
            <text:p text:style-name="P4"><text:span text:style-name="T3"/></text:p>
          </draw:text-box>
        </draw:frame>
        <draw:frame draw:name="Shape 82" presentation:style-name="pr5" draw:text-style-name="P2" draw:layer="layout" svg:width="23.7cm" svg:height="4.826cm" svg:x="1.27cm" svg:y="-0.889cm" presentation:class="title" presentation:user-transformed="true">
          <draw:text-box>
            <text:p text:style-name="P6"><text:span text:style-name="T7">Android bug stars and resolution time</text:span><text:span text:style-name="T7"><text:line-break/></text:span><text:span text:style-name="T8">Methodology</text:span></text:p>
          </draw:text-box>
        </draw:frame>
        <presentation:notes draw:style-name="dp2">
          <draw:page-thumbnail draw:name="Shape 84" draw:style-name="gr1" draw:layer="layout" svg:width="12.7cm" svg:height="9.524cm" svg:x="3.176cm" svg:y="1.905cm" draw:page-number="6" presentation:class="page"/>
          <draw:frame draw:name="Shape 85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ndroid bug stars and resolution time&#10;Hypothesis validation (1)" draw:style-name="dp1" draw:master-page-name="Default_20_1" presentation:presentation-page-layout-name="AL2T1">
        <draw:frame draw:name="Shape 87" presentation:style-name="pr4" draw:text-style-name="P2" draw:layer="layout" svg:width="22.859cm" svg:height="13.081cm" svg:x="1.27cm" svg:y="4.508cm" presentation:class="outline" presentation:user-transformed="true">
          <draw:text-box>
            <text:p text:style-name="P5"><text:span text:style-name="T9">Boxplot of the time to close bugs and the number of bug stars</text:span></text:p>
            <text:p text:style-name="P4"><text:span text:style-name="T3"/></text:p>
          </draw:text-box>
        </draw:frame>
        <draw:frame draw:name="Shape 88" presentation:style-name="pr5" draw:text-style-name="P2" draw:layer="layout" svg:width="23.7cm" svg:height="4.826cm" svg:x="1.27cm" svg:y="-0.889cm" presentation:class="title" presentation:user-transformed="true">
          <draw:text-box>
            <text:p text:style-name="P6"><text:span text:style-name="T7">Android bug stars and resolution time</text:span><text:span text:style-name="T7"><text:line-break/></text:span><text:span text:style-name="T8">Hypothesis validation (1)</text:span></text:p>
          </draw:text-box>
        </draw:frame>
        <draw:custom-shape draw:name="Shape 89" draw:style-name="gr2" draw:text-style-name="P8" draw:layer="layout" svg:width="11.402cm" svg:height="9.331cm" svg:x="12.727cm" svg:y="6.742cm">
          <text:p/>
          <draw:enhanced-geometry svg:viewBox="0 0 21600 21600" draw:type="rectangle" draw:enhanced-path="M 0 0 L 21600 0 21600 21600 0 21600 0 0 Z N"/>
        </draw:custom-shape>
        <draw:custom-shape draw:name="Shape 90" draw:style-name="gr3" draw:text-style-name="P8" draw:layer="layout" svg:width="11.402cm" svg:height="9.331cm" svg:x="1.27cm" svg:y="6.7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92" draw:style-name="gr1" draw:layer="layout" svg:width="12.7cm" svg:height="9.524cm" svg:x="3.176cm" svg:y="1.905cm" draw:page-number="7" presentation:class="page"/>
          <draw:frame draw:name="Shape 93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ndroid bug stars and resolution time&#10;Hypothesis validation (1)" draw:style-name="dp1" draw:master-page-name="Default_20_1" presentation:presentation-page-layout-name="AL2T1">
        <draw:frame draw:name="Shape 95" presentation:style-name="pr4" draw:text-style-name="P2" draw:layer="layout" svg:width="22.859cm" svg:height="19.356cm" svg:x="1.27cm" svg:y="4.445cm" presentation:class="outline" presentation:user-transformed="true">
          <draw:text-box>
            <text:p text:style-name="P4"><text:span text:style-name="T9">Variables parameters</text:span></text:p>
            <text:p text:style-name="P4"><text:span text:style-name="T3"/></text:p>
            <text:p text:style-name="P5"><text:span text:style-name="T10">Stars</text:span><text:span text:style-name="T10"><text:line-break/></text:span><text:span text:style-name="T10"> <text:s text:c="2"/>Min. 1st Qu. <text:s/>Median <text:s text:c="3"/>Mean 3rd Qu. <text:s text:c="3"/>Max. </text:span><text:span text:style-name="T10"><text:line-break/></text:span><text:span text:style-name="T10"> <text:s text:c="2"/>0.00 <text:s text:c="3"/>1.00 <text:s text:c="3"/>1.00 <text:s text:c="2"/>16.39 <text:s text:c="3"/>3.00 7234.00</text:span></text:p>
            <text:p text:style-name="P5"><text:span text:style-name="T10">Standard deviation: 184.491556881241</text:span></text:p>
            <text:p text:style-name="P4"><text:span text:style-name="T3"/></text:p>
            <text:p text:style-name="P5"><text:span text:style-name="T10">Duration (years)</text:span><text:span text:style-name="T10"><text:line-break/></text:span><text:span text:style-name="T10"> <text:s text:c="3"/>Min. <text:s/>1st Qu. <text:s text:c="2"/>Median <text:s text:c="4"/>Mean <text:s/>3rd Qu. <text:s text:c="4"/>Max. </text:span><text:span text:style-name="T10"><text:line-break/></text:span><text:span text:style-name="T10">0.000001 0.001417 0.016362 0.198503 0.219907 3.741755 </text:span><text:span text:style-name="T10"><text:line-break/></text:span><text:span text:style-name="T10">Standard deviation: 11811207.4952566</text:span></text:p>
            <text:p text:style-name="P5"><text:span text:style-name="T10">Type</text:span><text:span text:style-name="T10"><text:line-break/></text:span><text:span text:style-name="T10"> <text:s text:c="4"/>Defect Enhancement </text:span><text:span text:style-name="T10"><text:line-break/></text:span><text:span text:style-name="T10"> <text:s text:c="6"/>5494 <text:s text:c="8"/>850 </text:span><text:span text:style-name="T10"><text:line-break/></text:span><text:span text:style-name="T10"> <text:s text:c="2"/>Min. 1st Qu. <text:s/>Median <text:s text:c="3"/>Mean 3rd Qu. <text:s text:c="3"/>Max. </text:span><text:span text:style-name="T10"><text:line-break/></text:span><text:span text:style-name="T10"> <text:s/>1.000 <text:s text:c="2"/>1.000 <text:s text:c="2"/>1.000 <text:s text:c="2"/>1.134 <text:s text:c="2"/>1.000 <text:s text:c="2"/>2.000 </text:span><text:span text:style-name="T10"><text:line-break/></text:span><text:span text:style-name="T10">Standard deviation: 0.340662906572986</text:span></text:p>
            <text:p text:style-name="P5"><text:span text:style-name="T10">Priority</text:span><text:span text:style-name="T10"><text:line-break/></text:span><text:span text:style-name="T10"> Blocker Critical <text:s text:c="4"/>High <text:s text:c="2"/>Medium <text:s text:c="3"/>Small </text:span><text:span text:style-name="T10"><text:line-break/></text:span><text:span text:style-name="T10"> <text:s text:c="6"/>1 <text:s text:c="6"/>10 <text:s text:c="6"/>25 <text:s text:c="4"/>6283 <text:s text:c="6"/>25 </text:span><text:span text:style-name="T10"><text:line-break/></text:span><text:span text:style-name="T10"> <text:s text:c="2"/>Min. 1st Qu. <text:s/>Median <text:s text:c="3"/>Mean 3rd Qu. <text:s text:c="3"/>Max. </text:span><text:span text:style-name="T10"><text:line-break/></text:span><text:span text:style-name="T10"> <text:s/>1.000 <text:s text:c="2"/>4.000 <text:s text:c="2"/>4.000 <text:s text:c="2"/>3.996 <text:s text:c="2"/>4.000 <text:s text:c="2"/>5.000 </text:span><text:span text:style-name="T10"><text:line-break/></text:span><text:span text:style-name="T10">Standard deviation: 0.124878382661632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</draw:text-box>
        </draw:frame>
        <draw:connector draw:name="Shape 96" draw:style-name="gr4" draw:text-style-name="P8" draw:layer="layout" svg:x1="1.44cm" svg:y1="8.538cm" svg:x2="23.959cm" svg:y2="8.538cm" svg:d="m1440 8538h22519">
          <text:p/>
        </draw:connector>
        <draw:connector draw:name="Shape 97" draw:style-name="gr4" draw:text-style-name="P8" draw:layer="layout" svg:x1="1.44cm" svg:y1="11.106cm" svg:x2="23.959cm" svg:y2="11.106cm" svg:d="m1440 11106h22519">
          <text:p/>
        </draw:connector>
        <draw:connector draw:name="Shape 98" draw:style-name="gr4" draw:text-style-name="P8" draw:layer="layout" svg:x1="1.44cm" svg:y1="14.785cm" svg:x2="23.959cm" svg:y2="14.785cm" svg:d="m1440 14785h22519">
          <text:p/>
        </draw:connector>
        <draw:connector draw:name="Shape 99" draw:style-name="gr4" draw:text-style-name="P8" draw:layer="layout" svg:x1="1.44cm" svg:y1="5.887cm" svg:x2="23.959cm" svg:y2="5.887cm" svg:d="m1440 5887h22519">
          <text:p/>
        </draw:connector>
        <draw:connector draw:name="Shape 100" draw:style-name="gr4" draw:text-style-name="P8" draw:layer="layout" svg:x1="1.44cm" svg:y1="18.244cm" svg:x2="23.959cm" svg:y2="18.244cm" svg:d="m1440 18244h22519">
          <text:p/>
        </draw:connector>
        <draw:frame draw:name="Shape 101" presentation:style-name="pr5" draw:text-style-name="P2" draw:layer="layout" svg:width="23.7cm" svg:height="4.826cm" svg:x="1.27cm" svg:y="-0.889cm" presentation:class="title" presentation:user-transformed="true">
          <draw:text-box>
            <text:p text:style-name="P6"><text:span text:style-name="T7">Android bug stars and resolution time</text:span><text:span text:style-name="T7"><text:line-break/></text:span><text:span text:style-name="T8">Hypothesis validation (1)</text:span></text:p>
          </draw:text-box>
        </draw:frame>
        <draw:custom-shape draw:name="Shape 102" draw:style-name="gr5" draw:text-style-name="P2" draw:layer="layout" svg:width="1.092cm" svg:height="0.59cm" svg:x="5.993cm" svg:y="7.174cm">
          <text:p/>
          <draw:enhanced-geometry svg:viewBox="0 0 21600 21600" draw:path-stretchpoint-x="10800" draw:path-stretchpoint-y="10800" draw:text-areas="?f3 ?f4 ?f5 ?f6" draw:type="round-rectangle" draw:modifiers="33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03" draw:style-name="gr5" draw:text-style-name="P2" draw:layer="layout" svg:width="1.267cm" svg:height="0.59cm" svg:x="7.699cm" svg:y="7.174cm">
          <text:p/>
          <draw:enhanced-geometry svg:viewBox="0 0 21600 21600" draw:path-stretchpoint-x="10800" draw:path-stretchpoint-y="10800" draw:text-areas="?f3 ?f4 ?f5 ?f6" draw:type="round-rectangle" draw:modifiers="33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04" draw:style-name="gr5" draw:text-style-name="P2" draw:layer="layout" svg:width="1.114cm" svg:height="0.59cm" svg:x="9.755cm" svg:y="7.174cm">
          <text:p/>
          <draw:enhanced-geometry svg:viewBox="0 0 21600 21600" draw:path-stretchpoint-x="10800" draw:path-stretchpoint-y="10800" draw:text-areas="?f3 ?f4 ?f5 ?f6" draw:type="round-rectangle" draw:modifiers="33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05" draw:style-name="gr5" draw:text-style-name="P2" draw:layer="layout" svg:width="1.902cm" svg:height="0.59cm" svg:x="10.979cm" svg:y="7.174cm">
          <text:p/>
          <draw:enhanced-geometry svg:viewBox="0 0 21600 21600" draw:path-stretchpoint-x="10800" draw:path-stretchpoint-y="10800" draw:text-areas="?f3 ?f4 ?f5 ?f6" draw:type="round-rectangle" draw:modifiers="33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06" draw:style-name="gr5" draw:text-style-name="P2" draw:layer="layout" svg:width="1.355cm" svg:height="0.59cm" svg:x="5.73cm" svg:y="17.06cm">
          <text:p/>
          <draw:enhanced-geometry svg:viewBox="0 0 21600 21600" draw:path-stretchpoint-x="10800" draw:path-stretchpoint-y="10800" draw:text-areas="?f3 ?f4 ?f5 ?f6" draw:type="round-rectangle" draw:modifiers="33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07" draw:style-name="gr5" draw:text-style-name="P2" draw:layer="layout" svg:width="1.355cm" svg:height="0.59cm" svg:x="3.849cm" svg:y="17.06cm">
          <text:p/>
          <draw:enhanced-geometry svg:viewBox="0 0 21600 21600" draw:path-stretchpoint-x="10800" draw:path-stretchpoint-y="10800" draw:text-areas="?f3 ?f4 ?f5 ?f6" draw:type="round-rectangle" draw:modifiers="33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08" draw:style-name="gr5" draw:text-style-name="P2" draw:layer="layout" svg:width="1.355cm" svg:height="0.59cm" svg:x="7.655cm" svg:y="17.06cm">
          <text:p/>
          <draw:enhanced-geometry svg:viewBox="0 0 21600 21600" draw:path-stretchpoint-x="10800" draw:path-stretchpoint-y="10800" draw:text-areas="?f3 ?f4 ?f5 ?f6" draw:type="round-rectangle" draw:modifiers="33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09" draw:style-name="gr5" draw:text-style-name="P2" draw:layer="layout" svg:width="1.355cm" svg:height="0.59cm" svg:x="9.514cm" svg:y="17.06cm">
          <text:p/>
          <draw:enhanced-geometry svg:viewBox="0 0 21600 21600" draw:path-stretchpoint-x="10800" draw:path-stretchpoint-y="10800" draw:text-areas="?f3 ?f4 ?f5 ?f6" draw:type="round-rectangle" draw:modifiers="33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10" draw:style-name="gr5" draw:text-style-name="P2" draw:layer="layout" svg:width="2.055cm" svg:height="0.59cm" svg:x="7.917cm" svg:y="9.755cm">
          <text:p/>
          <draw:enhanced-geometry svg:viewBox="0 0 21600 21600" draw:path-stretchpoint-x="10800" draw:path-stretchpoint-y="10800" draw:text-areas="?f3 ?f4 ?f5 ?f6" draw:type="round-rectangle" draw:modifiers="33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11" draw:style-name="gr5" draw:text-style-name="P2" draw:layer="layout" svg:width="2.055cm" svg:height="0.59cm" svg:x="5.73cm" svg:y="9.755cm">
          <text:p/>
          <draw:enhanced-geometry svg:viewBox="0 0 21600 21600" draw:path-stretchpoint-x="10800" draw:path-stretchpoint-y="10800" draw:text-areas="?f3 ?f4 ?f5 ?f6" draw:type="round-rectangle" draw:modifiers="33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12" draw:style-name="gr6" draw:text-style-name="P2" draw:layer="layout" svg:width="8.179cm" svg:height="1.693cm" svg:x="15.485cm" svg:y="6.671cm">
          <text:p text:style-name="P9"><text:span text:style-name="T11">As can be seen, most of the stars are under a value of 3.</text:span></text:p>
          <draw:enhanced-geometry svg:viewBox="0 0 21600 21600" draw:type="rectangle" draw:enhanced-path="M 0 0 L 21600 0 21600 21600 0 21600 0 0 Z N"/>
        </draw:custom-shape>
        <draw:custom-shape draw:name="Shape 113" draw:style-name="gr6" draw:text-style-name="P2" draw:layer="layout" svg:width="8.179cm" svg:height="1.693cm" svg:x="15.485cm" svg:y="9.252cm">
          <text:p text:style-name="P9"><text:span text:style-name="T11">Most of the bugs are solved very early.</text:span></text:p>
          <draw:enhanced-geometry svg:viewBox="0 0 21600 21600" draw:type="rectangle" draw:enhanced-path="M 0 0 L 21600 0 21600 21600 0 21600 0 0 Z N"/>
        </draw:custom-shape>
        <draw:custom-shape draw:name="Shape 114" draw:style-name="gr6" draw:text-style-name="P2" draw:layer="layout" svg:width="8.179cm" svg:height="1.693cm" svg:x="15.485cm" svg:y="16.557cm">
          <text:p text:style-name="P9"><text:span text:style-name="T11">The bugs priority is a constant with a value of 4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116" draw:style-name="gr1" draw:layer="layout" svg:width="12.7cm" svg:height="9.524cm" svg:x="3.176cm" svg:y="1.905cm" draw:page-number="8" presentation:class="page"/>
          <draw:frame draw:name="Shape 117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ndroid bug stars and resolution time&#10;Hypothesis validation (1)" draw:style-name="dp1" draw:master-page-name="Default_20_1" presentation:presentation-page-layout-name="AL2T1">
        <draw:frame draw:name="Shape 119" presentation:style-name="pr4" draw:text-style-name="P2" draw:layer="layout" svg:width="22.859cm" svg:height="13.081cm" svg:x="1.27cm" svg:y="4.445cm" presentation:class="outline" presentation:user-transformed="true">
          <draw:text-box>
            <text:p text:style-name="P4"><text:span text:style-name="T9">Relation between resolution time and number of subscribers</text:span></text:p>
          </draw:text-box>
        </draw:frame>
        <draw:custom-shape draw:name="Shape 120" draw:style-name="gr7" draw:text-style-name="P8" draw:layer="layout" svg:width="11.397cm" svg:height="9.321cm" svg:x="1.27cm" svg:y="6.684cm">
          <text:p/>
          <draw:enhanced-geometry svg:viewBox="0 0 21600 21600" draw:type="rectangle" draw:enhanced-path="M 0 0 L 21600 0 21600 21600 0 21600 0 0 Z N"/>
        </draw:custom-shape>
        <draw:custom-shape draw:name="Shape 121" draw:style-name="gr8" draw:text-style-name="P8" draw:layer="layout" svg:width="11.394cm" svg:height="9.319cm" svg:x="12.735cm" svg:y="6.686cm">
          <text:p/>
          <draw:enhanced-geometry svg:viewBox="0 0 21600 21600" draw:type="rectangle" draw:enhanced-path="M 0 0 L 21600 0 21600 21600 0 21600 0 0 Z N"/>
        </draw:custom-shape>
        <draw:frame draw:name="Shape 122" presentation:style-name="pr5" draw:text-style-name="P2" draw:layer="layout" svg:width="23.7cm" svg:height="4.826cm" svg:x="1.27cm" svg:y="-0.889cm" presentation:class="title" presentation:user-transformed="true">
          <draw:text-box>
            <text:p text:style-name="P6"><text:span text:style-name="T7">Android bug stars and resolution time</text:span><text:span text:style-name="T7"><text:line-break/></text:span><text:span text:style-name="T8">Hypothesis validation (1)</text:span></text:p>
          </draw:text-box>
        </draw:frame>
        <draw:custom-shape draw:name="Shape 123" draw:style-name="gr5" draw:text-style-name="P2" draw:layer="layout" svg:width="1.661cm" svg:height="3.87cm" svg:x="17.869cm" svg:y="8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Shape 124" draw:style-name="gr9" draw:text-style-name="P8" draw:layer="layout" svg:x1="20.515cm" svg:y1="7.217cm" svg:x2="19.287cm" svg:y2="9.184cm" svg:d="m20515 7217v984h-1228v983">
          <text:p/>
        </draw:connector>
        <draw:custom-shape draw:name="Shape 125" draw:style-name="gr6" draw:text-style-name="P2" draw:layer="layout" svg:width="4.547cm" svg:height="1.693cm" svg:x="19.181cm" svg:y="5.818cm">
          <text:p text:style-name="P9"><text:span text:style-name="T11">Don't seem to have any relation</text:span></text:p>
          <draw:enhanced-geometry svg:viewBox="0 0 21600 21600" draw:type="rectangle" draw:enhanced-path="M 0 0 L 21600 0 21600 21600 0 21600 0 0 Z N"/>
        </draw:custom-shape>
        <draw:custom-shape draw:name="Shape 126" draw:style-name="gr5" draw:text-style-name="P2" draw:layer="layout" svg:width="0.587cm" svg:height="6.189cm" svg:x="2.594cm" svg:y="8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Shape 127" draw:style-name="gr9" draw:text-style-name="P8" draw:layer="layout" svg:x1="3.77cm" svg:y1="15.889cm" svg:x2="3.116cm" svg:y2="14.255cm" svg:d="m3770 15889v-817h-654v-817">
          <text:p/>
        </draw:connector>
        <draw:custom-shape draw:name="Shape 128" draw:style-name="gr6" draw:text-style-name="P2" draw:layer="layout" svg:width="6.865cm" svg:height="2.285cm" svg:x="3.182cm" svg:y="15.715cm">
          <text:p text:style-name="P9"><text:span text:style-name="T11">Here we don't have enough resolution, so we decided to use logarithmic axis</text:span></text:p>
          <draw:enhanced-geometry svg:viewBox="0 0 21600 21600" draw:type="rectangle" draw:enhanced-path="M 0 0 L 21600 0 21600 21600 0 21600 0 0 Z N"/>
        </draw:custom-shape>
        <draw:custom-shape draw:name="Shape 129" draw:style-name="gr10" draw:text-style-name="P8" draw:layer="layout" svg:width="4.642cm" svg:height="1.655cm" svg:x="9.83cm" svg:y="15.192cm">
          <text:p/>
          <draw:enhanced-geometry draw:mirror-horizontal="false" draw:mirror-vertical="false" svg:viewBox="0 0 57752 27621" draw:type="non-primitive" draw:enhanced-path="M 0 5524 C 1339 5074 6214 3641 8035 2825 9855 2008 10336 1098 10922 627 11508 156 11445 104 11550 0 N"/>
        </draw:custom-shape>
        <presentation:notes draw:style-name="dp2">
          <draw:page-thumbnail draw:name="Shape 131" draw:style-name="gr1" draw:layer="layout" svg:width="12.7cm" svg:height="9.524cm" svg:x="3.176cm" svg:y="1.905cm" draw:page-number="9" presentation:class="page"/>
          <draw:frame draw:name="Shape 132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ndroid bug stars and resolution time&#10;Hypothesis validation (1)" draw:style-name="dp1" draw:master-page-name="Default_20_1" presentation:presentation-page-layout-name="AL2T1">
        <draw:frame draw:name="Shape 134" presentation:style-name="pr4" draw:text-style-name="P2" draw:layer="layout" svg:width="22.859cm" svg:height="13.081cm" svg:x="1.27cm" svg:y="4.445cm" presentation:class="outline" presentation:user-transformed="true">
          <draw:text-box>
            <text:p text:style-name="P4"><text:span text:style-name="T9">Left figure shows the density function of the logarithm of the number of bug stars, filtering the stars with a value under 3.</text:span></text:p>
            <text:p text:style-name="P4"><text:span text:style-name="T9">Right figures shows the inverse of the cumulative distribution function of the resolution time</text:span></text:p>
            <text:p text:style-name="P4"><text:span text:style-name="T3"/></text:p>
          </draw:text-box>
        </draw:frame>
        <draw:custom-shape draw:name="Shape 135" draw:style-name="gr11" draw:text-style-name="P8" draw:layer="layout" svg:width="11.402cm" svg:height="9.329cm" svg:x="1.27cm" svg:y="8.427cm">
          <text:p/>
          <draw:enhanced-geometry svg:viewBox="0 0 21600 21600" draw:type="rectangle" draw:enhanced-path="M 0 0 L 21600 0 21600 21600 0 21600 0 0 Z N"/>
        </draw:custom-shape>
        <draw:custom-shape draw:name="Shape 136" draw:style-name="gr12" draw:text-style-name="P8" draw:layer="layout" svg:width="11.396cm" svg:height="9.324cm" svg:x="12.733cm" svg:y="7.972cm">
          <text:p/>
          <draw:enhanced-geometry svg:viewBox="0 0 21600 21600" draw:type="rectangle" draw:enhanced-path="M 0 0 L 21600 0 21600 21600 0 21600 0 0 Z N"/>
        </draw:custom-shape>
        <draw:frame draw:name="Shape 137" presentation:style-name="pr5" draw:text-style-name="P2" draw:layer="layout" svg:width="23.7cm" svg:height="4.826cm" svg:x="1.27cm" svg:y="-0.889cm" presentation:class="title" presentation:user-transformed="true">
          <draw:text-box>
            <text:p text:style-name="P6"><text:span text:style-name="T7">Android bug stars and resolution time</text:span><text:span text:style-name="T7"><text:line-break/></text:span><text:span text:style-name="T8">Hypothesis validation (1)</text:span></text:p>
          </draw:text-box>
        </draw:frame>
        <presentation:notes draw:style-name="dp2">
          <draw:page-thumbnail draw:name="Shape 139" draw:style-name="gr1" draw:layer="layout" svg:width="12.7cm" svg:height="9.524cm" svg:x="3.176cm" svg:y="1.905cm" draw:page-number="10" presentation:class="page"/>
          <draw:frame draw:name="Shape 140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ndroid bug stars and resolution time&#10;Hypothesis validation (1)" draw:style-name="dp1" draw:master-page-name="Default_20_1" presentation:presentation-page-layout-name="AL2T1">
        <draw:frame draw:name="Shape 142" presentation:style-name="pr4" draw:text-style-name="P2" draw:layer="layout" svg:width="22.859cm" svg:height="13.081cm" svg:x="1.27cm" svg:y="4.445cm" presentation:class="outline" presentation:user-transformed="true">
          <draw:text-box>
            <text:p text:style-name="P4"><text:span text:style-name="T3"><text:s/></text:span></text:p>
          </draw:text-box>
        </draw:frame>
        <draw:custom-shape draw:name="Shape 143" draw:style-name="gr13" draw:text-style-name="P8" draw:layer="layout" svg:width="8.391cm" svg:height="6.86cm" svg:x="4.233cm" svg:y="11.383cm">
          <text:p/>
          <draw:enhanced-geometry svg:viewBox="0 0 21600 21600" draw:type="rectangle" draw:enhanced-path="M 0 0 L 21600 0 21600 21600 0 21600 0 0 Z N"/>
        </draw:custom-shape>
        <draw:custom-shape draw:name="Shape 144" draw:style-name="gr14" draw:text-style-name="P8" draw:layer="layout" svg:width="8.385cm" svg:height="6.865cm" svg:x="12.781cm" svg:y="11.378cm">
          <text:p/>
          <draw:enhanced-geometry svg:viewBox="0 0 21600 21600" draw:type="rectangle" draw:enhanced-path="M 0 0 L 21600 0 21600 21600 0 21600 0 0 Z N"/>
        </draw:custom-shape>
        <draw:frame draw:name="Shape 145" presentation:style-name="pr5" draw:text-style-name="P2" draw:layer="layout" svg:width="23.7cm" svg:height="4.826cm" svg:x="1.27cm" svg:y="-0.889cm" presentation:class="title" presentation:user-transformed="true">
          <draw:text-box>
            <text:p text:style-name="P6"><text:span text:style-name="T7">Android bug stars and resolution time</text:span><text:span text:style-name="T7"><text:line-break/></text:span><text:span text:style-name="T8">Hypothesis validation (1)</text:span></text:p>
          </draw:text-box>
        </draw:frame>
        <draw:custom-shape draw:name="Shape 146" draw:style-name="gr15" draw:text-style-name="P8" draw:layer="layout" svg:width="8.356cm" svg:height="6.827cm" svg:x="4.251cm" svg:y="5.206cm">
          <text:p/>
          <draw:enhanced-geometry svg:viewBox="0 0 21600 21600" draw:type="rectangle" draw:enhanced-path="M 0 0 L 21600 0 21600 21600 0 21600 0 0 Z N"/>
        </draw:custom-shape>
        <draw:custom-shape draw:name="Shape 147" draw:style-name="gr16" draw:text-style-name="P8" draw:layer="layout" svg:width="8.551cm" svg:height="7.001cm" svg:x="12.698cm" svg:y="5.118cm">
          <text:p/>
          <draw:enhanced-geometry svg:viewBox="0 0 21600 21600" draw:type="rectangle" draw:enhanced-path="M 0 0 L 21600 0 21600 21600 0 21600 0 0 Z N"/>
        </draw:custom-shape>
        <draw:custom-shape draw:name="Shape 148" draw:style-name="gr6" draw:text-style-name="P2" draw:layer="layout" svg:width="22.002cm" svg:height="1.271cm" svg:x="1.275cm" svg:y="4.688cm">
          <text:p text:style-name="P9"><text:span text:style-name="T9">None of the tested distributions fixes with the resolution time variable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150" draw:style-name="gr1" draw:layer="layout" svg:width="12.7cm" svg:height="9.524cm" svg:x="3.176cm" svg:y="1.905cm" draw:page-number="11" presentation:class="page"/>
          <draw:frame draw:name="Shape 151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ndroid bug stars and resolution time&#10;Hypothesis validation (2)" draw:style-name="dp1" draw:master-page-name="Default_20_1" presentation:presentation-page-layout-name="AL2T1">
        <draw:frame draw:name="Shape 153" presentation:style-name="pr4" draw:text-style-name="P2" draw:layer="layout" svg:width="22.859cm" svg:height="13.081cm" svg:x="1.27cm" svg:y="4.445cm" presentation:class="outline" presentation:user-transformed="true">
          <draw:text-box>
            <text:p text:style-name="P4"><text:span text:style-name="T9">Relation between the bugs priority and its number of subscribers</text:span></text:p>
          </draw:text-box>
        </draw:frame>
        <draw:custom-shape draw:name="Shape 154" draw:style-name="gr17" draw:text-style-name="P8" draw:layer="layout" svg:width="14.551cm" svg:height="11.905cm" svg:x="5.424cm" svg:y="5.895cm">
          <text:p/>
          <draw:enhanced-geometry svg:viewBox="0 0 21600 21600" draw:type="rectangle" draw:enhanced-path="M 0 0 L 21600 0 21600 21600 0 21600 0 0 Z N"/>
        </draw:custom-shape>
        <draw:custom-shape draw:name="Shape 155" draw:style-name="gr5" draw:text-style-name="P2" draw:layer="layout" svg:width="11.81cm" svg:height="0.808cm" svg:x="7.174cm" svg:y="9.295cm">
          <text:p/>
          <draw:enhanced-geometry svg:viewBox="0 0 21600 21600" draw:path-stretchpoint-x="10800" draw:path-stretchpoint-y="10800" draw:text-areas="?f3 ?f4 ?f5 ?f6" draw:type="round-rectangle" draw:modifiers="33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Shape 156" draw:style-name="gr9" draw:text-style-name="P8" draw:layer="layout" svg:x1="20.274cm" svg:y1="11.066cm" svg:x2="18.984cm" svg:y2="9.699cm" svg:d="m20274 11066v-683h-1290v-684">
          <text:p/>
        </draw:connector>
        <draw:custom-shape draw:name="Shape 157" draw:style-name="gr6" draw:text-style-name="P2" draw:layer="layout" svg:width="5.423cm" svg:height="4.061cm" svg:x="19.487cm" svg:y="10.914cm">
          <text:p text:style-name="P9"><text:span text:style-name="T11">Can be easily seen that the priority is a constant of value "Medium", so there is no relation between both variables</text:span></text:p>
          <draw:enhanced-geometry svg:viewBox="0 0 21600 21600" draw:type="rectangle" draw:enhanced-path="M 0 0 L 21600 0 21600 21600 0 21600 0 0 Z N"/>
        </draw:custom-shape>
        <draw:frame draw:name="Shape 158" presentation:style-name="pr5" draw:text-style-name="P2" draw:layer="layout" svg:width="23.7cm" svg:height="4.826cm" svg:x="1.27cm" svg:y="-0.889cm" presentation:class="title" presentation:user-transformed="true">
          <draw:text-box>
            <text:p text:style-name="P6"><text:span text:style-name="T7">Android bug stars and resolution time</text:span><text:span text:style-name="T7"><text:line-break/></text:span><text:span text:style-name="T8">Hypothesis validation (2)</text:span></text:p>
          </draw:text-box>
        </draw:frame>
        <presentation:notes draw:style-name="dp2">
          <draw:page-thumbnail draw:name="Shape 160" draw:style-name="gr1" draw:layer="layout" svg:width="12.7cm" svg:height="9.524cm" svg:x="3.176cm" svg:y="1.905cm" draw:page-number="12" presentation:class="page"/>
          <draw:frame draw:name="Shape 161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ndroid bug stars and resolution time&#10;Threats to validity" draw:style-name="dp1" draw:master-page-name="Default_20_1" presentation:presentation-page-layout-name="AL2T1">
        <draw:frame draw:name="Shape 163" presentation:style-name="pr4" draw:text-style-name="P2" draw:layer="layout" svg:width="22.859cm" svg:height="14.387cm" svg:x="1.27cm" svg:y="4.445cm" presentation:class="outline" presentation:user-transformed="true">
          <draw:text-box>
            <text:p text:style-name="P10"><text:span text:style-name="T3">Main threat to external validity:</text:span></text:p>
            <text:p text:style-name="P4"><text:span text:style-name="T3"/></text:p>
            <text:p text:style-name="P10"><text:span text:style-name="T3">The actual veracity of the values provided by the tracker:</text:span></text:p>
            <text:list text:style-name="L8">
              <text:list-item>
                <text:p text:style-name="P10"><text:span text:style-name="T3">Several systems keeping track of the bugs of the operating system</text:span></text:p>
              </text:list-item>
            </text:list>
            <text:p text:style-name="P4"><text:span text:style-name="T3"/></text:p>
            <text:list text:style-name="L9">
              <text:list-item>
                <text:list>
                  <text:list-item>
                    <text:p text:style-name="P11"><text:span text:style-name="T5">Some are kept private by Google.</text:span></text:p>
                  </text:list-item>
                </text:list>
              </text:list-item>
            </text:list>
            <text:p text:style-name="P4"><text:span text:style-name="T3"/></text:p>
            <text:p text:style-name="P4"><text:span text:style-name="T3"/></text:p>
          </draw:text-box>
        </draw:frame>
        <draw:frame draw:name="Shape 164" presentation:style-name="pr5" draw:text-style-name="P2" draw:layer="layout" svg:width="23.7cm" svg:height="4.826cm" svg:x="1.27cm" svg:y="-0.889cm" presentation:class="title" presentation:user-transformed="true">
          <draw:text-box>
            <text:p text:style-name="P6"><text:span text:style-name="T7">Android bug stars and resolution time</text:span><text:span text:style-name="T7"><text:line-break/></text:span><text:span text:style-name="T8">Threats to validity</text:span></text:p>
          </draw:text-box>
        </draw:frame>
        <presentation:notes draw:style-name="dp2">
          <draw:page-thumbnail draw:name="Shape 166" draw:style-name="gr1" draw:layer="layout" svg:width="12.7cm" svg:height="9.524cm" svg:x="3.176cm" svg:y="1.905cm" draw:page-number="13" presentation:class="page"/>
          <draw:frame draw:name="Shape 167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4" draw:style-name="dp1" draw:master-page-name="Default_20_1" presentation:presentation-page-layout-name="AL2T1">
        <draw:frame draw:name="Shape 169" presentation:style-name="pr4" draw:text-style-name="P2" draw:layer="layout" svg:width="22.859cm" svg:height="13.081cm" svg:x="1.27cm" svg:y="4.445cm" presentation:class="outline" presentation:user-transformed="true">
          <draw:text-box>
            <text:p><text:span text:style-name="T3"/></text:p>
            <text:p text:style-name="P10"><text:span text:style-name="T3">1. Almost all bugs registered in the public Android tracker have the same priority </text:span></text:p>
            <text:p text:style-name="P4"><text:span text:style-name="T3"/></text:p>
            <text:p text:style-name="P10"><text:span text:style-name="T3">2. There is no relation between the resolution time and the number of subscribers of the bugs.</text:span></text:p>
          </draw:text-box>
        </draw:frame>
        <draw:frame draw:name="Shape 170" presentation:style-name="pr5" draw:text-style-name="P2" draw:layer="layout" svg:width="23.7cm" svg:height="4.826cm" svg:x="1.27cm" svg:y="-0.889cm" presentation:class="title" presentation:user-transformed="true">
          <draw:text-box>
            <text:p text:style-name="P6"><text:span text:style-name="T7">Android bug stars and resolution time</text:span><text:span text:style-name="T7"><text:line-break/></text:span><text:span text:style-name="T8">Conclusions and further work</text:span></text:p>
          </draw:text-box>
        </draw:frame>
        <presentation:notes draw:style-name="dp2">
          <draw:page-thumbnail draw:name="Shape 172" draw:style-name="gr1" draw:layer="layout" svg:width="12.7cm" svg:height="9.524cm" svg:x="3.176cm" svg:y="1.905cm" draw:page-number="14" presentation:class="page"/>
          <draw:frame draw:name="Shape 173" presentation:style-name="pr6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5" draw:style-name="dp1" draw:master-page-name="Default" presentation:presentation-page-layout-name="AL1T0">
        <draw:frame draw:name="Shape 175" presentation:style-name="pr1" draw:text-style-name="P2" draw:layer="layout" svg:width="21.589cm" svg:height="3.689cm" svg:x="1.905cm" svg:y="9.335cm" presentation:class="title" presentation:user-transformed="true">
          <draw:text-box>
            <text:p text:style-name="P1"><text:span text:style-name="T1">The End</text:span></text:p>
          </draw:text-box>
        </draw:frame>
        <draw:frame draw:name="Shape 176" presentation:style-name="pr2" draw:text-style-name="P2" draw:layer="layout" svg:width="21.589cm" svg:height="13.081cm" svg:x="1.905cm" svg:y="13.433cm" presentation:class="subtitle" presentation:user-transformed="true">
          <draw:text-box>
            <text:p text:style-name="P3"><text:span text:style-name="T2">Antonio Arias Losada</text:span></text:p>
            <text:p text:style-name="P3"><text:span text:style-name="T2">Francisco A. Rocha Rivera</text:span></text:p>
          </draw:text-box>
        </draw:frame>
        <presentation:notes draw:style-name="dp2">
          <draw:page-thumbnail draw:name="Shape 178" draw:style-name="gr1" draw:layer="layout" svg:width="12.7cm" svg:height="9.524cm" svg:x="3.176cm" svg:y="1.905cm" draw:page-number="15" presentation:class="page"/>
          <draw:frame draw:name="Shape 179" presentation:style-name="pr3" draw:text-style-name="P2" draw:layer="layout" svg:width="15.239cm" svg:height="11.938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226000001C264A1A80D.png" xlink:type="simple" xlink:show="embed" xlink:actuate="onLoad"/>
    <draw:fill-image draw:name="Bitmape_20_10" draw:display-name="Bitmape 10" xlink:href="Pictures/1000000000000226000001C23C31F6FF.png" xlink:type="simple" xlink:show="embed" xlink:actuate="onLoad"/>
    <draw:fill-image draw:name="Bitmape_20_11" draw:display-name="Bitmape 11" xlink:href="Pictures/1000000000000226000001C2EDE164E8.png" xlink:type="simple" xlink:show="embed" xlink:actuate="onLoad"/>
    <draw:fill-image draw:name="Bitmape_20_2" draw:display-name="Bitmape 2" xlink:href="Pictures/1000000000000226000001C27B73047F.png" xlink:type="simple" xlink:show="embed" xlink:actuate="onLoad"/>
    <draw:fill-image draw:name="Bitmape_20_3" draw:display-name="Bitmape 3" xlink:href="Pictures/1000000000000226000001C2CEA659F6.png" xlink:type="simple" xlink:show="embed" xlink:actuate="onLoad"/>
    <draw:fill-image draw:name="Bitmape_20_4" draw:display-name="Bitmape 4" xlink:href="Pictures/1000000000000226000001C205AE89F7.png" xlink:type="simple" xlink:show="embed" xlink:actuate="onLoad"/>
    <draw:fill-image draw:name="Bitmape_20_5" draw:display-name="Bitmape 5" xlink:href="Pictures/1000000000000226000001C2D63B9991.png" xlink:type="simple" xlink:show="embed" xlink:actuate="onLoad"/>
    <draw:fill-image draw:name="Bitmape_20_6" draw:display-name="Bitmape 6" xlink:href="Pictures/1000000000000226000001C2F42FD617.png" xlink:type="simple" xlink:show="embed" xlink:actuate="onLoad"/>
    <draw:fill-image draw:name="Bitmape_20_7" draw:display-name="Bitmape 7" xlink:href="Pictures/1000000000000226000001C23E1384AD.png" xlink:type="simple" xlink:show="embed" xlink:actuate="onLoad"/>
    <draw:fill-image draw:name="Bitmape_20_8" draw:display-name="Bitmape 8" xlink:href="Pictures/1000000000000226000001C2DA2FBDFE.png" xlink:type="simple" xlink:show="embed" xlink:actuate="onLoad"/>
    <draw:fill-image draw:name="Bitmape_20_9" draw:display-name="Bitmape 9" xlink:href="Pictures/1000000000000226000001C2B6332C41.png" xlink:type="simple" xlink:show="embed" xlink:actuate="onLoad"/>
    <draw:marker draw:name="Arrow" svg:viewBox="0 0 20 30" svg:d="m10 0-10 30h20z"/>
    <draw:marker draw:name="msArrowEnd_20_9" draw:display-name="msArrowEnd 9" svg:viewBox="0 0 500 500" svg:d="m250 0 250 500h-5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2388db" draw:textarea-vertical-align="middle" draw:auto-grow-height="tru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159cm" svg:stroke-color="#000000" svg:stroke-opacity="15%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title">
      <style:graphic-properties draw:stroke="none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Mpr5" style:family="presentation" style:parent-style-name="Default_20_1-outline1">
      <style:graphic-properties draw:stroke="none" draw:fill="none" draw:textarea-vertical-align="top" draw:auto-grow-height="false" fo:min-height="12.573cm" fo:padding-top="0.254cm" fo:padding-bottom="0.254cm" fo:padding-left="0.254cm" fo:padding-right="0.254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1.27cm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.635cm"/>
      <style:text-properties fo:font-size="18pt"/>
    </style:style>
    <style:style style:name="MP7" style:family="paragraph">
      <style:paragraph-properties fo:margin-left="0cm" fo:margin-right="0cm" fo:margin-top="0.212cm" fo:margin-bottom="0cm" fo:line-height="100%" fo:text-align="start" fo:text-indent="0cm"/>
      <style:text-properties fo:font-size="18pt"/>
    </style:style>
    <style:style style:name="MT1" style:family="text">
      <style:text-properties fo:color="#ffffff" style:text-line-through-style="none" fo:font-family="Arial" fo:font-size="72pt" fo:letter-spacing="normal" fo:font-style="normal" style:text-underline-style="none" fo:font-weight="bold" style:font-family-asian="Arial" style:font-size-asian="72pt" style:font-style-asian="normal" style:font-weight-asian="bold" style:font-family-complex="Arial" style:font-size-complex="72pt" style:font-style-complex="normal" style:font-weight-complex="bold"/>
    </style:style>
    <style:style style:name="MT2" style:family="text">
      <style:text-properties fo:color="#ffffff" style:text-line-through-style="none" fo:font-family="Arial" fo:font-size="36pt" fo:letter-spacing="normal" fo:font-style="normal" style:text-underline-style="none" fo:font-weight="bold" style:font-family-asian="Arial" style:font-size-asian="36pt" style:font-style-asian="normal" style:font-weight-asian="bold" style:font-family-complex="Arial" style:font-size-complex="36pt" style:font-style-complex="normal" style:font-weight-complex="bold"/>
    </style:style>
    <style:style style:name="MT3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66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Shape 8" draw:style-name="Mgr3" draw:text-style-name="MP3" draw:layer="backgroundobjects" svg:width="25.399cm" svg:height="13.031cm" svg:x="0cm" svg:y="0cm">
        <text:p/>
        <draw:enhanced-geometry svg:viewBox="0 0 21600 21600" draw:type="rectangle" draw:enhanced-path="M 0 0 L 21600 0 21600 21600 0 21600 0 0 Z N"/>
      </draw:custom-shape>
      <draw:connector draw:name="Shape 9" draw:style-name="Mgr4" draw:text-style-name="MP4" draw:layer="backgroundobjects" svg:x1="0cm" svg:y1="12.95cm" svg:x2="25.4cm" svg:y2="12.95cm" svg:d="m0 12950h25400">
        <text:p/>
      </draw:connector>
      <draw:frame draw:name="Shape 10" presentation:style-name="Mpr1" draw:text-style-name="MP3" draw:layer="backgroundobjects" svg:width="21.589cm" svg:height="6.106cm" svg:x="1.905cm" svg:y="6.918cm" presentation:class="title" presentation:user-transformed="true">
        <draw:text-box>
          <text:p text:style-name="MP5"><text:span text:style-name="MT1">Click to edit the title text format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Shape 13" draw:style-name="Mgr3" draw:text-style-name="MP3" draw:layer="backgroundobjects" svg:width="25.399cm" svg:height="4.257cm" svg:x="0cm" svg:y="0cm">
        <text:p/>
        <draw:enhanced-geometry svg:viewBox="0 0 21600 21600" draw:type="rectangle" draw:enhanced-path="M 0 0 L 21600 0 21600 21600 0 21600 0 0 Z N"/>
      </draw:custom-shape>
      <draw:connector draw:name="Shape 14" draw:style-name="Mgr4" draw:text-style-name="MP4" draw:layer="backgroundobjects" svg:x1="0cm" svg:y1="4.177cm" svg:x2="25.4cm" svg:y2="4.177cm" svg:d="m0 4177h25400">
        <text:p/>
      </draw:connector>
      <draw:frame draw:name="Shape 15" presentation:style-name="Mpr4" draw:text-style-name="MP3" draw:layer="backgroundobjects" svg:width="22.859cm" svg:height="3.174cm" svg:x="1.27cm" svg:y="0.763cm" presentation:class="title" presentation:user-transformed="true">
        <draw:text-box>
          <text:p text:style-name="MP6"><text:span text:style-name="MT2">Click to edit the title text format</text:span></text:p>
        </draw:text-box>
      </draw:frame>
      <draw:frame draw:name="Shape 16" presentation:style-name="Mpr5" draw:text-style-name="MP3" draw:layer="backgroundobjects" svg:width="22.859cm" svg:height="13.798cm" svg:x="1.27cm" svg:y="4.445cm" presentation:class="outline" presentation:user-transformed="true">
        <draw:text-box>
          <text:p text:style-name="MP7"><text:span text:style-name="MT3">Click to edit the outline text format</text:span></text:p>
          <text:list text:style-name="ML4">
            <text:list-item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  <text:list>
                                    <text:list-item>
                                      <text:p text:style-name="MP7"><text:span text:style-name="MT3">Seventh Outline Level</text:span></text:p>
                                      <text:list>
                                        <text:list-item>
                                          <text:p text:style-name="MP7"><text:span text:style-name="MT3">Eighth Outline Level</text:span></text:p>
                                          <text:list>
                                            <text:list-item>
                                              <text:p text:style-name="MP7"><text:span text:style-name="MT3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document-statistic meta:object-count="130"/>
    <meta:generator>LibreOffice/3.4$Unix LibreOffice_project/340m1$Build-602</meta:generator>
  </office:meta>
</office:document-meta>
</file>